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4.83cm" fo:min-width="14.74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65cm"/>
      <style:paragraph-properties style:writing-mode="lr-tb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4.83cm" fo:min-width="24.9cm" style:writing-mode="lr-tb"/>
      <style:paragraph-properties style:writing-mode="lr-tb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667cm" fo:min-width="0.417cm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1.653cm" fo:min-width="2.038cm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6.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8cm"/>
      <style:paragraph-properties style:writing-mode="lr-tb"/>
    </style:style>
    <style:style style:name="gr17" style:family="graphic" style:parent-style-name="standard">
      <style:graphic-properties draw:fill="none" loext:fill-use-slide-background="false" draw:textarea-horizontal-align="justify" draw:textarea-vertical-align="middle" draw:auto-grow-height="false" fo:min-height="1.656cm" fo:min-width="0.7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20" style:family="graphic" style:parent-style-name="standard">
      <style:graphic-properties draw:fill="none" loext:fill-use-slide-background="false" draw:textarea-horizontal-align="justify" draw:textarea-vertical-align="middle" draw:auto-grow-height="false" fo:min-height="2.92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11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2.11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8cm"/>
      <style:paragraph-properties style:writing-mode="lr-tb"/>
    </style:style>
    <style:style style:name="gr28" style:family="graphic" style:parent-style-name="standard">
      <style:graphic-properties draw:fill="none" loext:fill-use-slide-background="false" draw:textarea-horizontal-align="justify" draw:textarea-vertical-align="middle" draw:auto-grow-height="false" fo:min-height="14.99cm" fo:min-width="24.9cm"/>
    </style:style>
    <style:style style:name="gr29" style:family="graphic" style:parent-style-name="standard">
      <style:graphic-properties draw:textarea-horizontal-align="justify" draw:textarea-vertical-align="middle" draw:auto-grow-height="false" fo:min-height="0.038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1cm"/>
      <style:paragraph-properties style:writing-mode="lr-tb"/>
    </style:style>
    <style:style style:name="gr36" style:family="graphic" style:parent-style-name="objectwithoutfill">
      <style:graphic-properties svg:stroke-color="#000000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8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7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5.08cm" svg:x="3.175cm" svg:y="24.76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938cm" svg:height="0.962cm" svg:x="12.7cm" svg:y="11.103cm">
          <draw:text-box>
            <text:p>BACK 10 in W x 2 in H</text:p>
          </draw:text-box>
        </draw:frame>
        <draw:frame draw:style-name="gr3" draw:text-style-name="P2" draw:layer="layout" svg:width="7.335cm" svg:height="0.962cm" svg:x="12.382cm" svg:y="21.263cm">
          <draw:text-box>
            <text:p>FRONT 10 in W x 2 in H</text:p>
          </draw:text-box>
        </draw:frame>
        <draw:frame draw:style-name="gr4" draw:text-style-name="P2" draw:layer="layout" svg:width="7.665cm" svg:height="0.962cm" svg:x="7.296cm" svg:y="29.845cm">
          <draw:text-box>
            <text:p>SIDE (2X) 6 in W x 2 in H</text:p>
          </draw:text-box>
        </draw:frame>
        <draw:g draw:style-name="gr5">
          <draw:custom-shape draw:style-name="gr6" draw:text-style-name="P3" draw:layer="layout" svg:width="25.4cm" svg:height="5.08cm" svg:x="3.175cm" svg:y="5.71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295cm" svg:height="1.295cm" svg:x="6.338cm" svg:y="7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2.642cm" svg:height="2.007cm" svg:x="9.474cm" svg:y="7.252cm">
            <text:p/>
            <draw:enhanced-geometry svg:viewBox="0 0 21600 21600" draw:path-stretchpoint-x="10800" draw:path-stretchpoint-y="10800" draw:text-areas="?f3 ?f4 ?f5 ?f6" draw:type="round-rectangle" draw:modifiers="1914.741035856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5" draw:layer="layout" svg:width="7.17cm" svg:height="1.673cm" svg:x="9.022cm" svg:y="9.122cm">
            <draw:text-box>
              <text:p text:style-name="P4">26.6mm W x 20.3mm H</text:p>
              <text:p text:style-name="P4">2mm radius</text:p>
            </draw:text-box>
          </draw:frame>
          <draw:frame draw:style-name="gr10" draw:text-style-name="P2" draw:layer="layout" svg:width="3.283cm" svg:height="0.962cm" svg:x="5.289cm" svg:y="9.515cm">
            <draw:text-box>
              <text:p>13mm dia</text:p>
            </draw:text-box>
          </draw:frame>
        </draw:g>
        <draw:line draw:style-name="gr11" draw:text-style-name="P1" draw:layer="layout" svg:x1="1.587cm" svg:y1="5.715cm" svg:x2="2.857cm" svg:y2="5.715cm">
          <text:p/>
        </draw:line>
        <draw:line draw:style-name="gr11" draw:text-style-name="P1" draw:layer="layout" svg:x1="1.587cm" svg:y1="8.255cm" svg:x2="2.857cm" svg:y2="8.255cm">
          <text:p/>
        </draw:line>
        <draw:line draw:style-name="gr11" draw:text-style-name="P1" draw:layer="layout" svg:x1="10.795cm" svg:y1="3.175cm" svg:x2="10.795cm" svg:y2="5.41cm">
          <text:p/>
        </draw:line>
        <draw:line draw:style-name="gr11" draw:text-style-name="P1" draw:layer="layout" svg:x1="6.985cm" svg:y1="4.127cm" svg:x2="6.985cm" svg:y2="5.397cm">
          <text:p/>
        </draw:line>
        <draw:line draw:style-name="gr11" draw:text-style-name="P1" draw:layer="layout" svg:x1="3.175cm" svg:y1="3.175cm" svg:x2="3.175cm" svg:y2="5.41cm">
          <text:p/>
        </draw:line>
        <draw:frame draw:style-name="gr12" draw:text-style-name="P2" draw:layer="layout" svg:width="1.588cm" svg:height="0.962cm" svg:x="1.587cm" svg:y="6.35cm">
          <draw:text-box>
            <text:p>1 in</text:p>
          </draw:text-box>
        </draw:frame>
        <draw:frame draw:style-name="gr13" draw:text-style-name="P2" draw:layer="layout" svg:width="2.437cm" svg:height="0.962cm" svg:x="6.453cm" svg:y="3.175cm">
          <draw:text-box>
            <text:p>3 in</text:p>
          </draw:text-box>
        </draw:frame>
        <draw:frame draw:style-name="gr14" draw:text-style-name="P2" draw:layer="layout" svg:width="2.754cm" svg:height="0.962cm" svg:x="3.913cm" svg:y="4.444cm">
          <draw:text-box>
            <text:p>1-1/2 in</text:p>
          </draw:text-box>
        </draw:frame>
        <draw:line draw:style-name="gr11" draw:text-style-name="P1" draw:layer="layout" svg:x1="28.892cm" svg:y1="15.875cm" svg:x2="30.162cm" svg:y2="15.875cm">
          <text:p/>
        </draw:line>
        <draw:line draw:style-name="gr11" draw:text-style-name="P1" draw:layer="layout" svg:x1="28.892cm" svg:y1="18.415cm" svg:x2="30.162cm" svg:y2="18.415cm">
          <text:p/>
        </draw:line>
        <draw:frame draw:style-name="gr15" draw:text-style-name="P2" draw:layer="layout" svg:width="1.662cm" svg:height="0.962cm" svg:x="28.818cm" svg:y="16.51cm">
          <draw:text-box>
            <text:p>1 in</text:p>
          </draw:text-box>
        </draw:frame>
        <draw:line draw:style-name="gr11" draw:text-style-name="P1" draw:layer="layout" svg:x1="28.575cm" svg:y1="14.287cm" svg:x2="28.575cm" svg:y2="15.557cm">
          <text:p/>
        </draw:line>
        <draw:line draw:style-name="gr11" draw:text-style-name="P1" draw:layer="layout" svg:x1="24.765cm" svg:y1="14.287cm" svg:x2="24.765cm" svg:y2="15.557cm">
          <text:p/>
        </draw:line>
        <draw:frame draw:style-name="gr16" draw:text-style-name="P2" draw:layer="layout" svg:width="2.828cm" svg:height="0.962cm" svg:x="25.429cm" svg:y="14.604cm">
          <draw:text-box>
            <text:p>1-1/2 in</text:p>
          </draw:text-box>
        </draw:frame>
        <draw:g draw:style-name="gr5">
          <draw:custom-shape draw:style-name="gr6" draw:text-style-name="P3" draw:layer="layout" svg:width="25.4cm" svg:height="5.08cm" svg:x="3.175cm" svg:y="15.87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295cm" svg:height="1.906cm" svg:x="24.118cm" svg:y="17.46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2" draw:layer="layout" svg:width="6.64cm" svg:height="0.962cm" svg:x="21.59cm" svg:y="19.675cm">
            <draw:text-box>
              <text:p>13mm W x 19.2mm H</text:p>
            </draw:text-box>
          </draw:frame>
        </draw:g>
        <draw:line draw:style-name="gr11" draw:text-style-name="P1" draw:layer="layout" svg:x1="20.967cm" svg:y1="24.775cm" svg:x2="18.732cm" svg:y2="24.775cm">
          <text:p/>
        </draw:line>
        <draw:line draw:style-name="gr11" draw:text-style-name="P1" draw:layer="layout" svg:x1="20.002cm" svg:y1="25.74cm" svg:x2="18.732cm" svg:y2="25.74cm">
          <text:p/>
        </draw:line>
        <draw:line draw:style-name="gr11" draw:text-style-name="P1" draw:layer="layout" svg:x1="20.967cm" svg:y1="28.915cm" svg:x2="18.732cm" svg:y2="28.915cm">
          <text:p/>
        </draw:line>
        <draw:frame draw:style-name="gr19" draw:text-style-name="P2" draw:layer="layout" svg:width="2.191cm" svg:height="0.962cm" svg:x="18.446cm" svg:y="24.775cm">
          <draw:text-box>
            <text:p>3/8 in</text:p>
          </draw:text-box>
        </draw:frame>
        <draw:custom-shape draw:style-name="gr20" draw:text-style-name="P1" draw:layer="layout" svg:width="0.33cm" svg:height="3.175cm" svg:x="6.82cm" svg:y="25.7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7.785cm" svg:y="25.7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8.725cm" svg:y="25.7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9.69cm" svg:y="25.7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10.63cm" svg:y="25.7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11.595cm" svg:y="25.7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12.535cm" svg:y="25.7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13.5cm" svg:y="25.7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14.44cm" svg:y="25.718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6.35cm" svg:height="2.384cm" svg:x="7.937cm" svg:y="30.963cm">
          <draw:text-box>
            <text:p text:style-name="P4">starting at 1-1/2in, 1/8in slots on 3/8in centers</text:p>
          </draw:text-box>
        </draw:frame>
        <draw:frame draw:style-name="gr22" draw:text-style-name="P2" draw:layer="layout" svg:width="6.441cm" svg:height="0.962cm" svg:x="46.037cm" svg:y="24.765cm">
          <draw:text-box>
            <text:p>TOP 10 in W x 6 in H</text:p>
          </draw:text-box>
        </draw:frame>
        <draw:frame draw:style-name="gr23" draw:text-style-name="P2" draw:layer="layout" svg:width="2.857cm" svg:height="0.962cm" svg:x="19.685cm" svg:y="26.353cm">
          <draw:text-box>
            <text:p>1-5/8 in</text:p>
          </draw:text-box>
        </draw:frame>
        <draw:frame draw:style-name="gr24" draw:text-style-name="P2" draw:layer="layout" svg:width="2.614cm" svg:height="0.975cm" svg:x="33.346cm" svg:y="30.528cm">
          <draw:text-box>
            <text:p>2-3/8 in</text:p>
          </draw:text-box>
        </draw:frame>
        <draw:frame draw:style-name="gr25" draw:text-style-name="P2" draw:layer="layout" svg:width="2.614cm" svg:height="1.023cm" svg:x="31.115cm" svg:y="32.702cm">
          <draw:text-box>
            <text:p>3-5/8 in</text:p>
          </draw:text-box>
        </draw:frame>
        <draw:line draw:style-name="gr11" draw:text-style-name="P1" draw:layer="layout" svg:x1="33.561cm" svg:y1="28.001cm" svg:x2="35.796cm" svg:y2="28.001cm">
          <text:p/>
        </draw:line>
        <draw:line draw:style-name="gr11" draw:text-style-name="P1" draw:layer="layout" svg:x1="34.513cm" svg:y1="34.046cm" svg:x2="35.783cm" svg:y2="34.046cm">
          <text:p/>
        </draw:line>
        <draw:line draw:style-name="gr11" draw:text-style-name="P1" draw:layer="layout" svg:x1="61.933cm" svg:y1="41.336cm" svg:x2="63.203cm" svg:y2="41.336cm">
          <text:p/>
        </draw:line>
        <draw:line draw:style-name="gr11" draw:text-style-name="P1" draw:layer="layout" svg:x1="61.923cm" svg:y1="43.241cm" svg:x2="63.193cm" svg:y2="43.241cm">
          <text:p/>
        </draw:line>
        <draw:frame draw:style-name="gr26" draw:text-style-name="P2" draw:layer="layout" svg:width="2.051cm" svg:height="0.962cm" svg:x="61.849cm" svg:y="41.653cm">
          <draw:text-box>
            <text:p>3/4 in</text:p>
          </draw:text-box>
        </draw:frame>
        <draw:line draw:style-name="gr11" draw:text-style-name="P1" draw:layer="layout" svg:x1="38.006cm" svg:y1="26.401cm" svg:x2="38.006cm" svg:y2="27.671cm">
          <text:p/>
        </draw:line>
        <draw:line draw:style-name="gr11" draw:text-style-name="P1" draw:layer="layout" svg:x1="36.101cm" svg:y1="26.413cm" svg:x2="36.101cm" svg:y2="27.683cm">
          <text:p/>
        </draw:line>
        <draw:frame draw:style-name="gr26" draw:text-style-name="P2" draw:layer="layout" svg:width="2.051cm" svg:height="0.962cm" svg:x="36.049cm" svg:y="26.66cm">
          <draw:text-box>
            <text:p>3/4 in</text:p>
          </draw:text-box>
        </draw:frame>
        <draw:line draw:style-name="gr11" draw:text-style-name="P1" draw:layer="layout" svg:x1="61.501cm" svg:y1="26.401cm" svg:x2="61.501cm" svg:y2="27.671cm">
          <text:p/>
        </draw:line>
        <draw:line draw:style-name="gr11" draw:text-style-name="P1" draw:layer="layout" svg:x1="59.596cm" svg:y1="26.401cm" svg:x2="59.596cm" svg:y2="27.671cm">
          <text:p/>
        </draw:line>
        <draw:frame draw:style-name="gr26" draw:text-style-name="P2" draw:layer="layout" svg:width="2.051cm" svg:height="0.962cm" svg:x="59.627cm" svg:y="26.731cm">
          <draw:text-box>
            <text:p>3/4 in</text:p>
          </draw:text-box>
        </draw:frame>
        <draw:frame draw:style-name="gr27" draw:text-style-name="P2" draw:layer="layout" svg:width="7.868cm" svg:height="0.962cm" svg:x="44.673cm" svg:y="43.866cm">
          <draw:text-box>
            <text:p>BOTTOM 10 in W x 6 in H</text:p>
          </draw:text-box>
        </draw:frame>
        <draw:custom-shape draw:style-name="gr28" draw:text-style-name="P1" draw:layer="layout" svg:width="25.4cm" svg:height="15.24cm" svg:x="36.101cm" svg:y="28.0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0.406cm" svg:height="0.406cm" svg:x="59.393cm" svg:y="41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406cm" svg:height="0.406cm" svg:x="37.803cm" svg:y="41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406cm" svg:height="0.406cm" svg:x="37.803cm" svg:y="29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406cm" svg:height="0.406cm" svg:x="59.393cm" svg:y="2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3cm" svg:height="3.175cm" svg:x="40.533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41.505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42.445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43.41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44.35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45.315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46.255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47.22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48.16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49.113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50.078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51.018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51.983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52.923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53.888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54.828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55.793cm" svg:y="34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3cm" svg:height="3.175cm" svg:x="56.733cm" svg:y="34.034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7.067cm" svg:height="2.384cm" svg:x="62.148cm" svg:y="33.411cm">
          <draw:text-box>
            <text:p text:style-name="P4">starting at 1-13/16 in, 1/8 in slots on 3/8 in centers</text:p>
          </draw:text-box>
        </draw:frame>
        <draw:line draw:style-name="gr11" draw:text-style-name="P1" draw:layer="layout" svg:x1="33.561cm" svg:y1="37.196cm" svg:x2="35.796cm" svg:y2="37.196cm">
          <text:p/>
        </draw:line>
        <draw:line draw:style-name="gr11" draw:text-style-name="P1" draw:layer="layout" svg:x1="61.892cm" svg:y1="28.001cm" svg:x2="63.162cm" svg:y2="28.001cm">
          <text:p/>
        </draw:line>
        <draw:line draw:style-name="gr11" draw:text-style-name="P1" draw:layer="layout" svg:x1="61.882cm" svg:y1="29.906cm" svg:x2="63.152cm" svg:y2="29.906cm">
          <text:p/>
        </draw:line>
        <draw:frame draw:style-name="gr26" draw:text-style-name="P2" draw:layer="layout" svg:width="2.051cm" svg:height="0.962cm" svg:x="61.849cm" svg:y="28.318cm">
          <draw:text-box>
            <text:p>3/4 in</text:p>
          </draw:text-box>
        </draw:frame>
        <draw:line draw:style-name="gr11" draw:text-style-name="P1" draw:layer="layout" svg:x1="61.9cm" svg:y1="16.18cm" svg:x2="64.77cm" svg:y2="16.192cm">
          <text:p/>
        </draw:line>
        <draw:frame draw:style-name="gr30" draw:text-style-name="P2" draw:layer="layout" svg:width="2.614cm" svg:height="0.962cm" svg:x="64.452cm" svg:y="10.15cm">
          <draw:text-box>
            <text:p>4-1/8 in</text:p>
          </draw:text-box>
        </draw:frame>
        <draw:line draw:style-name="gr11" draw:text-style-name="P1" draw:layer="layout" svg:x1="61.912cm" svg:y1="5.715cm" svg:x2="64.77cm" svg:y2="5.715cm">
          <text:p/>
        </draw:line>
        <draw:line draw:style-name="gr11" draw:text-style-name="P1" draw:layer="layout" svg:x1="61.912cm" svg:y1="10.477cm" svg:x2="63.182cm" svg:y2="10.477cm">
          <text:p/>
        </draw:line>
        <draw:frame draw:style-name="gr30" draw:text-style-name="P2" draw:layer="layout" svg:width="2.614cm" svg:height="0.962cm" svg:x="63.108cm" svg:y="7.937cm">
          <draw:text-box>
            <text:p>1-7/8 in</text:p>
          </draw:text-box>
        </draw:frame>
        <draw:line draw:style-name="gr11" draw:text-style-name="P1" draw:layer="layout" svg:x1="34.607cm" svg:y1="5.715cm" svg:x2="35.877cm" svg:y2="5.715cm">
          <text:p/>
        </draw:line>
        <draw:line draw:style-name="gr11" draw:text-style-name="P1" draw:layer="layout" svg:x1="34.597cm" svg:y1="8.585cm" svg:x2="35.867cm" svg:y2="8.585cm">
          <text:p/>
        </draw:line>
        <draw:frame draw:style-name="gr30" draw:text-style-name="P2" draw:layer="layout" svg:width="2.614cm" svg:height="0.962cm" svg:x="33.366cm" svg:y="6.667cm">
          <draw:text-box>
            <text:p>1-1/8 in</text:p>
          </draw:text-box>
        </draw:frame>
        <draw:line draw:style-name="gr11" draw:text-style-name="P1" draw:layer="layout" svg:x1="34.595cm" svg:y1="16.027cm" svg:x2="35.865cm" svg:y2="16.027cm">
          <text:p/>
        </draw:line>
        <draw:line draw:style-name="gr11" draw:text-style-name="P1" draw:layer="layout" svg:x1="34.607cm" svg:y1="20.955cm" svg:x2="35.877cm" svg:y2="20.955cm">
          <text:p/>
        </draw:line>
        <draw:frame draw:style-name="gr31" draw:text-style-name="P2" draw:layer="layout" svg:width="3.457cm" svg:height="0.962cm" svg:x="32.738cm" svg:y="17.77cm">
          <draw:text-box>
            <text:p>1-15/16 in</text:p>
          </draw:text-box>
        </draw:frame>
        <draw:custom-shape draw:style-name="gr28" draw:text-style-name="P1" draw:layer="layout" svg:width="25.4cm" svg:height="15.24cm" svg:x="36.195cm" svg:y="5.7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0.406cm" svg:height="0.406cm" svg:x="41.402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406cm" svg:height="0.406cm" svg:x="45.39cm" svg:y="15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406cm" svg:height="0.406cm" svg:x="38.22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406cm" svg:height="0.406cm" svg:x="42.113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406cm" svg:height="0.406cm" svg:x="46.15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406cm" svg:height="0.406cm" svg:x="50.03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1.27cm" svg:height="1.27cm" svg:x="58.4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38.43cm" svg:y1="4.127cm" svg:x2="38.43cm" svg:y2="5.397cm">
          <text:p/>
        </draw:line>
        <draw:line draw:style-name="gr11" draw:text-style-name="P1" draw:layer="layout" svg:x1="36.195cm" svg:y1="4.13cm" svg:x2="36.195cm" svg:y2="5.4cm">
          <text:p/>
        </draw:line>
        <draw:frame draw:style-name="gr30" draw:text-style-name="P2" draw:layer="layout" svg:width="2.614cm" svg:height="0.962cm" svg:x="37.465cm" svg:y="21.898cm">
          <draw:text-box>
            <text:p>2-1/8 in</text:p>
          </draw:text-box>
        </draw:frame>
        <draw:line draw:style-name="gr11" draw:text-style-name="P1" draw:layer="layout" svg:x1="42.316cm" svg:y1="3.175cm" svg:x2="42.316cm" svg:y2="5.41cm">
          <text:p/>
        </draw:line>
        <draw:frame draw:style-name="gr33" draw:text-style-name="P2" draw:layer="layout" svg:width="3.317cm" svg:height="0.962cm" svg:x="37.958cm" svg:y="3.165cm">
          <draw:text-box>
            <text:p>2-13/32 in</text:p>
          </draw:text-box>
        </draw:frame>
        <draw:line draw:style-name="gr11" draw:text-style-name="P1" draw:layer="layout" svg:x1="46.355cm" svg:y1="2.222cm" svg:x2="46.355cm" svg:y2="5.397cm">
          <text:p/>
        </draw:line>
        <draw:line draw:style-name="gr11" draw:text-style-name="P1" draw:layer="layout" svg:x1="50.241cm" svg:y1="1.27cm" svg:x2="50.241cm" svg:y2="5.41cm">
          <text:p/>
        </draw:line>
        <draw:frame draw:style-name="gr34" draw:text-style-name="P2" draw:layer="layout" svg:width="1.905cm" svg:height="0.962cm" svg:x="40.64cm" svg:y="1.905cm">
          <draw:text-box>
            <text:p>4 in</text:p>
          </draw:text-box>
        </draw:frame>
        <draw:frame draw:style-name="gr33" draw:text-style-name="P2" draw:layer="layout" svg:width="3.317cm" svg:height="0.962cm" svg:x="41.275cm" svg:y="0.952cm">
          <draw:text-box>
            <text:p>5-17/32 in</text:p>
          </draw:text-box>
        </draw:frame>
        <draw:line draw:style-name="gr11" draw:text-style-name="P1" draw:layer="layout" svg:x1="38.431cm" svg:y1="4.128cm" svg:x2="38.431cm" svg:y2="5.398cm">
          <text:p/>
        </draw:line>
        <draw:line draw:style-name="gr11" draw:text-style-name="P1" draw:layer="layout" svg:x1="36.195cm" svg:y1="1.27cm" svg:x2="36.195cm" svg:y2="5.41cm">
          <text:p/>
        </draw:line>
        <draw:frame draw:style-name="gr13" draw:text-style-name="P2" draw:layer="layout" svg:width="2.437cm" svg:height="0.962cm" svg:x="36.512cm" svg:y="4.447cm">
          <draw:text-box>
            <text:p>7/8 in</text:p>
          </draw:text-box>
        </draw:frame>
        <draw:line draw:style-name="gr11" draw:text-style-name="P1" draw:layer="layout" svg:x1="36.195cm" svg:y1="21.272cm" svg:x2="36.195cm" svg:y2="24.13cm">
          <text:p/>
        </draw:line>
        <draw:line draw:style-name="gr11" draw:text-style-name="P1" draw:layer="layout" svg:x1="41.592cm" svg:y1="21.272cm" svg:x2="41.592cm" svg:y2="22.542cm">
          <text:p/>
        </draw:line>
        <draw:line draw:style-name="gr11" draw:text-style-name="P1" draw:layer="layout" svg:x1="45.568cm" svg:y1="21.366cm" svg:x2="45.568cm" svg:y2="23.601cm">
          <text:p/>
        </draw:line>
        <draw:frame draw:style-name="gr35" draw:text-style-name="P2" draw:layer="layout" svg:width="3.271cm" svg:height="0.962cm" svg:x="39.591cm" svg:y="22.542cm">
          <draw:text-box>
            <text:p>3-11/16 in</text:p>
          </draw:text-box>
        </draw:frame>
        <draw:g draw:style-name="gr5">
          <draw:custom-shape draw:style-name="gr29" draw:text-style-name="P4" draw:layer="layout" svg:width="0.406cm" svg:height="0.406cm" svg:x="39.167cm" svg:y="10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39.687cm" svg:y1="10.173cm" svg:x2="39.052cm" svg:y2="10.808cm">
            <text:p/>
          </draw:line>
          <draw:line draw:style-name="gr36" draw:text-style-name="P1" draw:layer="layout" svg:x1="39.052cm" svg:y1="10.173cm" svg:x2="39.688cm" svg:y2="10.808cm">
            <text:p/>
          </draw:line>
        </draw:g>
        <draw:g draw:style-name="gr5">
          <draw:custom-shape draw:style-name="gr29" draw:text-style-name="P4" draw:layer="layout" svg:width="0.406cm" svg:height="0.406cm" svg:x="53.924cm" svg:y="16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54.444cm" svg:y1="15.888cm" svg:x2="53.809cm" svg:y2="16.523cm">
            <text:p/>
          </draw:line>
          <draw:line draw:style-name="gr36" draw:text-style-name="P1" draw:layer="layout" svg:x1="53.809cm" svg:y1="15.888cm" svg:x2="54.445cm" svg:y2="16.523cm">
            <text:p/>
          </draw:line>
        </draw:g>
        <draw:g draw:style-name="gr5">
          <draw:custom-shape draw:style-name="gr29" draw:text-style-name="P4" draw:layer="layout" svg:width="0.406cm" svg:height="0.406cm" svg:x="39.167cm" svg:y="16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39.687cm" svg:y1="15.888cm" svg:x2="39.052cm" svg:y2="16.523cm">
            <text:p/>
          </draw:line>
          <draw:line draw:style-name="gr36" draw:text-style-name="P1" draw:layer="layout" svg:x1="39.052cm" svg:y1="15.888cm" svg:x2="39.688cm" svg:y2="16.523cm">
            <text:p/>
          </draw:line>
        </draw:g>
        <draw:g draw:style-name="gr5">
          <draw:custom-shape draw:style-name="gr29" draw:text-style-name="P4" draw:layer="layout" svg:width="0.406cm" svg:height="0.406cm" svg:x="53.924cm" svg:y="10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54.444cm" svg:y1="10.173cm" svg:x2="53.809cm" svg:y2="10.808cm">
            <text:p/>
          </draw:line>
          <draw:line draw:style-name="gr36" draw:text-style-name="P1" draw:layer="layout" svg:x1="53.809cm" svg:y1="10.173cm" svg:x2="54.445cm" svg:y2="10.808cm">
            <text:p/>
          </draw:line>
        </draw:g>
        <draw:frame draw:style-name="gr30" draw:text-style-name="P2" draw:layer="layout" svg:width="2.614cm" svg:height="0.962cm" svg:x="36.512cm" svg:y="21.272cm">
          <draw:text-box>
            <text:p>1-1/4 in</text:p>
          </draw:text-box>
        </draw:frame>
        <draw:frame draw:style-name="gr37" draw:text-style-name="P2" draw:layer="layout" svg:width="2.966cm" svg:height="0.962cm" svg:x="43.071cm" svg:y="23.485cm">
          <draw:text-box>
            <text:p>4-1/16 in</text:p>
          </draw:text-box>
        </draw:frame>
        <draw:line draw:style-name="gr11" draw:text-style-name="P1" draw:layer="layout" svg:x1="39.37cm" svg:y1="21.272cm" svg:x2="39.37cm" svg:y2="21.907cm">
          <text:p/>
        </draw:line>
        <draw:line draw:style-name="gr11" draw:text-style-name="P1" draw:layer="layout" svg:x1="54.127cm" svg:y1="21.26cm" svg:x2="54.127cm" svg:y2="24.118cm">
          <text:p/>
        </draw:line>
        <draw:frame draw:style-name="gr38" draw:text-style-name="P2" draw:layer="layout" svg:width="3.072cm" svg:height="0.962cm" svg:x="57.57cm" svg:y="9.198cm">
          <draw:text-box>
            <text:p>1/2 in dia</text:p>
          </draw:text-box>
        </draw:frame>
        <draw:line draw:style-name="gr11" draw:text-style-name="P1" draw:layer="layout" svg:x1="61.912cm" svg:y1="8.255cm" svg:x2="62.547cm" svg:y2="8.255cm">
          <text:p/>
        </draw:line>
        <draw:frame draw:style-name="gr12" draw:text-style-name="P2" draw:layer="layout" svg:width="1.588cm" svg:height="0.962cm" svg:x="61.912cm" svg:y="6.667cm">
          <draw:text-box>
            <text:p>1 in</text:p>
          </draw:text-box>
        </draw:frame>
        <draw:line draw:style-name="gr11" draw:text-style-name="P1" draw:layer="layout" svg:x1="61.595cm" svg:y1="5.397cm" svg:x2="61.595cm" svg:y2="4.445cm">
          <text:p/>
        </draw:line>
        <draw:line draw:style-name="gr11" draw:text-style-name="P1" draw:layer="layout" svg:x1="59.055cm" svg:y1="5.397cm" svg:x2="59.055cm" svg:y2="4.445cm">
          <text:p/>
        </draw:line>
        <draw:frame draw:style-name="gr39" draw:text-style-name="P2" draw:layer="layout" svg:width="1.522cm" svg:height="0.962cm" svg:x="59.69cm" svg:y="4.435cm">
          <draw:text-box>
            <text:p>1 in</text:p>
          </draw:text-box>
        </draw:frame>
        <draw:g draw:style-name="gr5">
          <draw:custom-shape draw:style-name="gr29" draw:text-style-name="P4" draw:layer="layout" svg:width="0.406cm" svg:height="0.406cm" svg:x="56.312cm" svg:y="22.3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56.832cm" svg:y1="22.238cm" svg:x2="56.197cm" svg:y2="22.873cm">
            <text:p/>
          </draw:line>
          <draw:line draw:style-name="gr36" draw:text-style-name="P1" draw:layer="layout" svg:x1="56.197cm" svg:y1="22.238cm" svg:x2="56.833cm" svg:y2="22.873cm">
            <text:p/>
          </draw:line>
        </draw:g>
        <draw:frame draw:style-name="gr40" draw:text-style-name="P2" draw:layer="layout" svg:width="9.587cm" svg:height="0.962cm" svg:x="56.77cm" svg:y="22.215cm">
          <draw:text-box>
            <text:p>1/8 in dia (4x) inside countersink</text:p>
          </draw:text-box>
        </draw:frame>
        <draw:custom-shape draw:style-name="gr29" draw:text-style-name="P4" draw:layer="layout" svg:width="0.406cm" svg:height="0.406cm" svg:x="56.312cm" svg:y="2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" draw:layer="layout" svg:width="5.15cm" svg:height="0.962cm" svg:x="56.832cm" svg:y="23.168cm">
          <draw:text-box>
            <text:p>5/32 in dia (6X)</text:p>
          </draw:text-box>
        </draw:frame>
        <draw:custom-shape draw:style-name="gr29" draw:text-style-name="P4" draw:layer="layout" svg:width="0.406cm" svg:height="0.406cm" svg:x="45.39cm" svg:y="15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" draw:layer="layout" svg:width="5.174cm" svg:height="0.962cm" svg:x="56.738cm" svg:y="44.44cm">
          <draw:text-box>
            <text:p>1/8 in dia (4X)</text:p>
          </draw:text-box>
        </draw:frame>
        <draw:custom-shape draw:style-name="gr29" draw:text-style-name="P4" draw:layer="layout" svg:width="0.406cm" svg:height="0.406cm" svg:x="56.312cm" svg:y="44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71.12cm" fo:page-height="48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7T15:37:33.156000000</meta:creation-date>
    <dc:date>2023-11-22T16:14:53.810000000</dc:date>
    <meta:editing-duration>PT3H53M7S</meta:editing-duration>
    <meta:editing-cycles>20</meta:editing-cycles>
    <meta:generator>LibreOffice/7.5.8.2$Windows_X86_64 LibreOffice_project/f718d63693263970429a68f568db6046aaa9df01</meta:generator>
    <meta:print-date>2023-11-22T16:14:42.992000000</meta:print-date>
    <meta:document-statistic meta:object-count="157"/>
  </office:meta>
</office:document-meta>
</file>